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: solide</text:span></text:p>
      <text:p text:style-name="Standard"><text:span text:style-name="T2">This project provides a web portal for searching and buying pieces for all vehicle types listed at the beginning of searching. </text:span></text:p>
      <text:p text:style-name="Standard"><text:span text:style-name="T1">Goal of project:</text:span></text:p>
      <text:p text:style-name="Standard"><text:span text:style-name="T2">Creating an electronic platform contains all kind of used car pieces needed for autos reparation. <text:s/></text:span></text:p>
      <text:p text:style-name="Standard"><text:span text:style-name="T2">This 24/7 service platform will be a solution for searching and buying every time without physically moving <text:s/>to the seller local. <text:s/></text:span></text:p>
      <text:p text:style-name="Standard"><text:span text:style-name="T2">This will provide an intelligent process to find quickly the exact needed piece in the exact local. And will relieve the user of physical search stress.</text:span><text:bookmark text:name="_GoBack"/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27685067</meta:initial-creator>
    <meta:editing-cycles>3</meta:editing-cycles>
    <meta:creation-date>2016-03-22T09:55:00</meta:creation-date>
    <dc:date>2016-11-08T11:30:16.37</dc:date>
    <meta:editing-duration>P0D</meta:editing-duration>
    <meta:generator>OpenOffice/4.1.2$Win32 OpenOffice.org_project/412m3$Build-9782</meta:generator>
    <meta:document-statistic meta:table-count="0" meta:image-count="0" meta:object-count="0" meta:page-count="1" meta:paragraph-count="6" meta:word-count="88" meta:character-count="540"/>
    <meta:user-defined meta:name="AppVersion">14.0000</meta:user-defined>
    <meta:user-defined meta:name="Company">Vis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